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frame draw:style-name="fr1" draw:name="graphics1" text:anchor-type="paragraph" svg:x="1.741cm" svg:y="0.24cm" svg:width="5.895cm" svg:height="1.928cm" draw:z-index="0"><draw:image xlink:href="Pictures/100002010000012C00000058EA3DB1D0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25T14:40:35</dc:date>
    <meta:editing-duration>PT4H25M20S</meta:editing-duration>
    <meta:editing-cycles>115</meta:editing-cycles>
    <meta:generator>LibreOffice/3.5$Linux_X86_64 LibreOffice_project/350m1$Build-2</meta:generator>
    <dc:creator>L. FRANCOIS</dc:creator>
    <meta:document-statistic meta:table-count="1" meta:image-count="1" meta:object-count="0" meta:page-count="2" meta:paragraph-count="26" meta:word-count="104" meta:character-count="830" meta:non-whitespace-character-count="752"/>
  </office:meta>
</office:document-meta>
</file>